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C39BAEF.png" manifest:media-type="image/png"/>
  <manifest:file-entry manifest:full-path="Pictures/10000000000000B4000000B4A5FC5DA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orus-presentation-title">
      <style:graphic-properties draw:fill-color="#ffffff" draw:auto-grow-height="true" fo:min-height="2.843cm"/>
    </style:style>
    <style:style style:name="pr2" style:family="presentation" style:parent-style-name="Morus-presentation-outline1">
      <style:graphic-properties draw:fill-color="#ffffff" fo:min-height="10.336cm"/>
    </style:style>
    <style:style style:name="pr3" style:family="presentation" style:parent-style-name="Morus-presentation-outline1">
      <style:graphic-properties fo:min-height="12.18cm"/>
    </style:style>
    <style:style style:name="pr4" style:family="presentation" style:parent-style-name="Morus-presentation-notes">
      <style:graphic-properties draw:fill-color="#ffffff" draw:auto-grow-height="true" fo:min-height="13.364cm"/>
    </style:style>
    <style:style style:name="pr5" style:family="presentation" style:parent-style-name="Morus-presentation-title">
      <style:graphic-properties fo:min-height="2.843cm"/>
    </style:style>
    <style:style style:name="pr6" style:family="presentation" style:parent-style-name="Morus-presentatio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rus-presentation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 presentation:user-transformed="true">
          <draw:text-box>
            <text:p text:style-name="P1">Öppna Data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presentation:style-name="pr3" draw:layer="layout" svg:width="24.599cm" svg:height="12.18cm" svg:x="2.001cm" svg:y="5.414cm" presentation:class="outline" presentation:user-transformed="true">
          <draw:text-box>
            <text:list text:style-name="L2">
              <text:list-item>
                <text:p>Presentation för GR Utbildning 4/3 2013</text:p>
              </text:list-item>
              <text:list-item>
                <text:p>Vad är öppna data?</text:p>
              </text:list-item>
              <text:list-item>
                <text:p>Varför öppna data?</text:p>
              </text:list-item>
              <text:list-item>
                <text:p>Definition av öppna data</text:p>
              </text:list-item>
              <text:list-item>
                <text:p>Användbarhet av öppna data</text:p>
              </text:list-item>
              <text:list-item>
                <text:p>Exempel på öppna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Vad är öppna data?</text:p>
          </draw:text-box>
        </draw:frame>
        <draw:frame presentation:style-name="pr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 xml:id="id1" text:id="id1">Data kan vara allt möjligt</text:p>
              </text:list-item>
              <text:list-item>
                <text:p xml:id="id2" text:id="id2">Ofta används data internt</text:p>
              </text:list-item>
              <text:list-item>
                <text:p xml:id="id3" text:id="id3">Har externa aktörer användning av vår data?</text:p>
              </text:list-item>
              <text:list-item>
                <text:p xml:id="id4" text:id="id4">Vilka är de och vad vill d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 presentation:user-transformed="true">
          <draw:text-box>
            <text:p>Varför Öppna Data?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 xml:id="id5" text:id="id5">PSI, innovation, tillväxt <text:tab/><text:tab/><text:tab/><text:tab/>(uppifrån)</text:p>
              </text:list-item>
              <text:list-item>
                <text:p xml:id="id6" text:id="id6">Insamling en investering<text:tab/><text:tab/><text:tab/><text:tab/>(inifrån)</text:p>
              </text:list-item>
              <text:list-item>
                <text:p xml:id="id7" text:id="id7">Utvecklare vill ha data<text:tab/><text:tab/><text:tab/><text:tab/><text:tab/>(utifrån)</text:p>
              </text:list-item>
              <text:list-item>
                <text:p xml:id="id8" text:id="id8">(Medborgar-)journalistik<text:tab/><text:tab/><text:tab/><text:tab/>(utifrån)</text:p>
              </text:list-item>
              <text:list-item>
                <text:p xml:id="id9" text:id="id9">Politiker - analys, uppföljning<text:tab/><text:tab/>(utifrån)</text:p>
              </text:list-item>
              <text:list-item>
                <text:p xml:id="id10" text:id="id10">Forskning, mynd-mynd<text:tab/><text:tab/><text:tab/><text:tab/>(utifrå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Möta behoven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 xml:id="id11" text:id="id11">Många teorier - Vår definition har krav på:</text:p>
              </text:list-item>
              <text:list-item>
                <text:p xml:id="id12" text:id="id12">Villkor (Vem, när, hur, för vad, pris)</text:p>
              </text:list-item>
              <text:list-item>
                <text:p xml:id="id13" text:id="id13">Format (Nära data, neutralt, standarder)</text:p>
              </text:list-item>
              <text:list-item>
                <text:p xml:id="id14" text:id="id14">Kvalitet (datum, innehåll, standard, urval)</text:p>
              </text:list-item>
              <text:list-item>
                <text:p xml:id="id15" text:id="id15">Förutsägbarhet (livslängd, villko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Data på glänt eller vidöppet?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 xml:id="id16" text:id="id16">Länkade data - sätt dem i samband med andra data!</text:p>
              </text:list-item>
              <text:list-item>
                <text:p xml:id="id17" text:id="id17">Hjälp till att tolka, beskriv data! Kontaktperson.</text:p>
              </text:list-item>
              <text:list-item>
                <text:p xml:id="id18" text:id="id18">Kan man välja ut delar av data? (nyttigt för somliga!)</text:p>
              </text:list-item>
              <text:list-item>
                <text:p xml:id="id19" text:id="id19">Exempel på användning! “Så här använder du vårt API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Exempel 1 - openaid.se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><text:a xlink:href="http://api.openaid.se/api/v1/country?id=120" xlink:type="simple">http://api.openaid.se/api/v1/country?id=120</text:a></text:p>
                <text:list>
                  <text:list-item>
                    <text:p><text:a xlink:href="http://www.iatiregistry.org/" xlink:type="simple">http://www.iatiregistry.org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Exempel 2, open Philly</text:p>
          </draw:text-box>
        </draw:frame>
        <draw:frame presentation:style-name="pr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1"><text:a xlink:href="http://webgui.phila.k12.pa.us/offices/a/accountability/open-data-initiative" xlink:type="simple">http://webgui.phila.k12.pa.us/offices/a/accountability/open-data-initiative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Exempel 3, Trafiklab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><text:a xlink:href="http://www.trafiklab.se/" xlink:type="simple">http://www.trafiklab.se/</text:a></text:p>
                <text:list>
                  <text:list-item>
                    <text:p><text:span text:style-name="T2"><text:a xlink:href="http://www.trafiklab.se/api/resrobot-stolptidtabeller" xlink:type="simple">http://www.trafiklab.se/api/resrobot-stolptidtabeller</text:a></text:span></text:p>
                  </text:list-item>
                  <text:list-item>
                    <text:p><text:span text:style-name="T2"><text:a xlink:href="http://www.trafiklab.se/api/trafikverket-traininfo-api/tutorial" xlink:type="simple">http://www.trafiklab.se/api/trafikverket-traininfo-api/tutorial</text:a></text:span></text:p>
                  </text:list-item>
                  <text:list-item>
                    <text:p><text:span text:style-name="T2"><text:a xlink:href="http://console.apihq.com/resrobot-stolptidtabeller" xlink:type="simple">http://console.apihq.com/resrobot-stolptidtabell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Exempel 4, SCB</text:p>
          </draw:text-box>
        </draw:frame>
        <draw:frame presentation:style-name="pr3" draw:text-style-name="P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2"><text:a xlink:href="http://www.scb.se/Pages/SSD/SSD_TreeView____340478.aspx" xlink:type="simple">http://www.scb.se/Pages/SSD/SSD_TreeView____340478.aspx</text:a></text:span></text:p>
                <text:list>
                  <text:list-item>
                    <text:p><text:span text:style-name="T2"><text:a xlink:href="http://www.scb.se/Pages/List____293526.aspx" xlink:type="simple">http://www.scb.se/Pages/List____293526.aspx</text:a></text:span></text:p>
                  </text:list-item>
                  <text:list-item>
                    <text:p><text:span text:style-name="T2"><text:a xlink:href="http://www.scb.se/Pages/ProductDocumentations____18926.aspx" xlink:type="simple">http://www.scb.se/Pages/ProductDocumentations____18926.aspx</text:a></text:span></text:p>
                  </text:list-item>
                  <text:list-item>
                    <text:p><text:span text:style-name="T2"><text:a xlink:href="http://www.scb.se/Pages/List____261731.aspx" xlink:type="simple">http://www.scb.se/Pages/List____261731.aspx</text:a>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rus-presentation" presentation:presentation-page-layout-name="AL1T1">
        <office:forms form:automatic-focus="false" form:apply-design-mode="false"/>
        <draw:frame presentation:style-name="pr5" draw:layer="layout" svg:width="23.5cm" svg:height="2.843cm" svg:x="2cm" svg:y="1.9cm" presentation:class="title">
          <draw:text-box>
            <text:p>Exempel på API mm</text:p>
          </draw:text-box>
        </draw:frame>
        <draw:frame presentation:style-name="pr3" draw:layer="layout" svg:width="24.599cm" svg:height="12.18cm" svg:x="2cm" svg:y="5.414cm" presentation:class="outline">
          <draw:text-box>
            <text:list text:style-name="L2">
              <text:list-item>
                <text:p><text:a xlink:href="http://siris.skolverket.se/" xlink:type="simple">http://siris.skolverket.se/</text:a></text:p>
              </text:list-item>
              <text:list-item>
                <text:p><text:a xlink:href="http://beta.fixamingata.se:8005/" xlink:type="simple">http://beta.fixamingata.se:8005/</text:a></text:p>
              </text:list-item>
              <text:list-item>
                <text:p><text:a xlink:href="http://www.sbir.gov/about/api" xlink:type="simple">http://www.sbir.gov/about/api</text:a></text:p>
                <text:list>
                  <text:list-item>
                    <text:p><text:span text:style-name="T3"><text:a xlink:href="http://www.sbir.gov/api/awards.xml?keyword=m&amp;agency=DOE&amp;year=2010" xlink:type="simple">http://www.sbir.gov/api/awards.xml?keyword=m&amp;agency=DOE&amp;year=2010</text:a></text:span></text:p>
                  </text:list-item>
                  <text:list-item>
                    <text:p><text:span text:style-name="T3"><text:a xlink:href="http://www.sbir.gov/api/awards.csv?keyword=m&amp;agency=DOE&amp;year=2010" xlink:type="simple">http://www.sbir.gov/api/awards.csv?keyword=m&amp;agency=DOE&amp;year=2010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rus-presentation-background" style:family="presentation">
      <style:graphic-properties draw:stroke="none" draw:fill="bitmap" draw:fill-image-name="bwmed" style:repeat="stretch"/>
    </style:style>
    <style:style style:name="Morus-presentation-backgroundobjects" style:family="presentation">
      <style:graphic-properties draw:shadow="hidden" draw:shadow-offset-x="0.3cm" draw:shadow-offset-y="0.3cm" draw:shadow-color="#808080"/>
    </style:style>
    <style:style style:name="Morus-presentation-notes" style:family="presentation">
      <style:graphic-properties draw:stroke="none" draw:fill="none">
        <text:list-style style:name="Morus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rus-presentation-outline1" style:family="presentation">
      <style:graphic-properties draw:stroke="none" draw:fill="none">
        <text:list-style style:name="Morus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outline2" style:family="presentation" style:parent-style-name="Morus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us-presentation-outline3" style:family="presentation" style:parent-style-name="Morus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us-presentation-outline4" style:family="presentation" style:parent-style-name="Morus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us-presentation-outline5" style:family="presentation" style:parent-style-name="Morus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6" style:family="presentation" style:parent-style-name="Morus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7" style:family="presentation" style:parent-style-name="Morus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8" style:family="presentation" style:parent-style-name="Morus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9" style:family="presentation" style:parent-style-name="Morus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rus-presentation-subtitle" style:family="presentation">
      <style:graphic-properties draw:stroke="none" draw:fill="none" draw:textarea-vertical-align="middle">
        <text:list-style style:name="Morus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title" style:family="presentation">
      <style:graphic-properties draw:stroke="none" draw:fill="none" draw:textarea-vertical-align="middle">
        <text:list-style style:name="Morus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us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rus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rus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orus-presentation" style:page-layout-name="PM1" draw:style-name="Mdp1">
      <office:forms form:automatic-focus="false" form:apply-design-mode="false"/>
      <draw:frame presentation:style-name="Morus-presentation-title" draw:layer="backgroundobjects" svg:width="23.5cm" svg:height="2.843cm" svg:x="2cm" svg:y="1.9cm" presentation:class="title" presentation:placeholder="true">
        <draw:text-box/>
      </draw:frame>
      <draw:frame presentation:style-name="Morus-presentation-outline1" draw:layer="backgroundobjects" svg:width="24.599cm" svg:height="12.18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2">
        <draw:page-thumbnail presentation:style-name="Morus-presentation-title" draw:layer="backgroundobjects" svg:width="14.848cm" svg:height="11.136cm" svg:x="3.075cm" svg:y="2.257cm" presentation:class="page"/>
        <draw:frame presentation:style-name="Morus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orus-presentation</dc:title>
    <dc:description>Presentation Layout Template</dc:description>
    <meta:creation-date>2013-02-27T15:21:22</meta:creation-date>
    <dc:language>en-US</dc:language>
    <meta:editing-cycles>5</meta:editing-cycles>
    <meta:editing-duration>PT8H9M18S</meta:editing-duration>
    <meta:initial-creator>Rikard Fröberg</meta:initial-creator>
    <dc:date>2013-02-28T17:18:18</dc:date>
    <dc:creator>Rikard Fröberg</dc:creator>
    <meta:printed-by>Rikard Fröberg</meta:printed-by>
    <meta:print-date>2013-02-28T13:17:17</meta:print-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Morus-presentation" xlink:href="../../.config/libreoffice/3/user/template/Morus-presentation.otp"/>
  </office:meta>
</office:document-meta>
</file>